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b64e" officeooo:paragraph-rsid="0041b64e"/>
    </style:style>
    <style:style style:name="P2" style:family="paragraph" style:parent-style-name="Heading_20_3">
      <style:text-properties officeooo:rsid="0041b64e" officeooo:paragraph-rsid="0041b64e"/>
    </style:style>
    <style:style style:name="P3" style:family="paragraph" style:parent-style-name="Heading_20_1" style:master-page-name="Right_20_Page">
      <style:paragraph-properties style:page-number="auto"/>
      <style:text-properties officeooo:rsid="0041b64e" officeooo:paragraph-rsid="0041b64e"/>
    </style:style>
    <style:style style:name="T1" style:family="text">
      <style:text-properties officeooo:rsid="0041b6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eaven</text:h>
      <text:p text:style-name="Heading_20_2">(<text:span text:style-name="T1">Bryan Adams</text:span>)</text:p>
      <text:p text:style-name="P2">[VERSE 1]</text:p>
      <text:p text:style-name="P1">C <text:s text:c="5"/>Am <text:s text:c="16"/>G</text:p>
      <text:p text:style-name="P1"><text:s text:c="2"/>Oh <text:s text:c="2"/>thinking about our younger years</text:p>
      <text:p text:style-name="P1"><text:s text:c="10"/>Dm <text:s text:c="10"/>Am</text:p>
      <text:p text:style-name="P1">There was only you and me </text:p>
      <text:p text:style-name="P1"><text:s text:c="8"/>Bb <text:s text:c="16"/>G <text:s text:c="4"/>C <text:s/></text:p>
      <text:p text:style-name="P1">We were young and wild and free</text:p>
      <text:p text:style-name="P1"><text:s text:c="4"/>Am <text:s text:c="18"/>G</text:p>
      <text:p text:style-name="P1">Now nothing can take you away from me</text:p>
      <text:p text:style-name="P1"><text:s text:c="11"/>Dm <text:s text:c="14"/>Am</text:p>
      <text:p text:style-name="P1">We've been down that road before</text:p>
      <text:p text:style-name="P1"><text:s text:c="12"/>Bb <text:s text:c="5"/></text:p>
      <text:p text:style-name="P1">But that's over now</text:p>
      <text:p text:style-name="P1"><text:s text:c="12"/>G</text:p>
      <text:p text:style-name="P1">You keep me coming back for more</text:p>
      <text:p text:style-name="Heading_20_3">[CHORUS]</text:p>
      <text:p text:style-name="P1">F <text:s text:c="10"/>G <text:s text:c="9"/>Am <text:s text:c="2"/></text:p>
      <text:p text:style-name="P1">Baby you're all that I want </text:p>
      <text:p text:style-name="P1"><text:s text:c="12"/>C <text:s text:c="15"/>F</text:p>
      <text:p text:style-name="P1">When you're lying here in my arms</text:p>
      <text:p text:style-name="P1"><text:s text:c="17"/>G <text:s text:c="5"/>Am <text:s text:c="12"/>G</text:p>
      <text:p text:style-name="P1">I'm finding it's hard believe we're in heaven</text:p>
      <text:p text:style-name="P1"><text:s text:c="5"/>F <text:s text:c="6"/>G <text:s text:c="9"/>Am <text:s text:c="6"/></text:p>
      <text:p text:style-name="P1">‘Cos love is all that I need </text:p>
      <text:p text:style-name="P1"><text:s text:c="6"/>C <text:s text:c="21"/>F</text:p>
      <text:p text:style-name="P1">And I found it there in your heart</text:p>
      <text:p text:style-name="P1"><text:s text:c="13"/>G <text:s text:c="6"/>Am <text:s text:c="10"/>G</text:p>
      <text:p text:style-name="P1">It isn't too hard to see we're in heaven</text:p>
      <text:p text:style-name="Heading_20_3">[VERSE 2]</text:p>
      <text:p text:style-name="P1">C <text:s text:c="4"/>Am <text:s text:c="20"/>G</text:p>
      <text:p text:style-name="P1"><text:s text:c="2"/>Oh, once in your life, you find someone</text:p>
      <text:p text:style-name="P1"><text:s text:c="9"/>Dm <text:s text:c="15"/>Am</text:p>
      <text:p text:style-name="P1">Who will turn your world around</text:p>
      <text:p text:style-name="P1"><text:soft-page-break/><text:s text:c="10"/>Bb <text:s text:c="20"/>G <text:s text:c="3"/>C</text:p>
      <text:p text:style-name="P1">Bring you up when you're feelin' down</text:p>
      <text:p text:style-name="P1"><text:s text:c="5"/>Am <text:s text:c="25"/>G</text:p>
      <text:p text:style-name="P1">Yeah, nothing can change what you mean to me</text:p>
      <text:p text:style-name="P1"><text:s text:c="13"/>Dm <text:s text:c="15"/>Am </text:p>
      <text:p text:style-name="P1">OOh, There's lots that I could say</text:p>
      <text:p text:style-name="P1"><text:s text:c="10"/>Bb <text:s text:c="12"/></text:p>
      <text:p text:style-name="P1">But just hold me now</text:p>
      <text:p text:style-name="P1"><text:s text:c="10"/>G</text:p>
      <text:p text:style-name="P1">‘Cos our love will light the way</text:p>
      <text:p text:style-name="Heading_20_3">[CHORUS]</text:p>
      <text:p text:style-name="P1">F <text:s text:c="10"/>G <text:s text:c="9"/>Am <text:s text:c="2"/></text:p>
      <text:p text:style-name="P1">Baby you're all that I want </text:p>
      <text:p text:style-name="P1"><text:s text:c="12"/>C <text:s text:c="15"/>F</text:p>
      <text:p text:style-name="P1">When you're lying here in my arms</text:p>
      <text:p text:style-name="P1"><text:s text:c="17"/>G <text:s text:c="5"/>Am <text:s text:c="12"/>G</text:p>
      <text:p text:style-name="P1">I'm finding it's hard believe we're in heaven</text:p>
      <text:p text:style-name="P1"><text:s text:c="5"/>F <text:s text:c="6"/>G <text:s text:c="9"/>Am <text:s text:c="6"/></text:p>
      <text:p text:style-name="P1">‘Cos love is all that I need </text:p>
      <text:p text:style-name="P1"><text:s text:c="6"/>C <text:s text:c="21"/>F</text:p>
      <text:p text:style-name="P1">And I found it there in your heart</text:p>
      <text:p text:style-name="P1"><text:s text:c="13"/>G <text:s text:c="6"/>Am <text:s text:c="10"/>G</text:p>
      <text:p text:style-name="P1">It isn't too hard to see we're in heaven</text:p>
      <text:p text:style-name="Heading_20_3">[BRIDGE]</text:p>
      <text:p text:style-name="P1">Dm <text:s text:c="17"/>C <text:s text:c="5"/>F</text:p>
      <text:p text:style-name="P1"><text:s text:c="2"/>I've been waiting for so long</text:p>
      <text:p text:style-name="P1"><text:s text:c="5"/>F <text:s text:c="7"/>G <text:s text:c="2"/>Am</text:p>
      <text:p text:style-name="P1">For something to arrive</text:p>
      <text:p text:style-name="P1"><text:s text:c="18"/>G </text:p>
      <text:p text:style-name="P1">For love to come along</text:p>
      <text:p text:style-name="P1">C Dm <text:s text:c="18"/>C <text:s text:c="5"/>F <text:s/></text:p>
      <text:p text:style-name="P1"><text:s text:c="4"/>Now our dreams are coming true</text:p>
      <text:p text:style-name="P1"><text:s text:c="30"/>C</text:p>
      <text:p text:style-name="P1">Through the good times and the bad</text:p>
      <text:p text:style-name="P1"><text:s text:c="14"/>Gsus4 <text:s text:c="12"/>G</text:p>
      <text:p text:style-name="P1">Yeah, I'll be standing there by you</text:p>
      <text:p text:style-name="Heading_20_3"><text:soft-page-break/>[CHORUS]</text:p>
      <text:p text:style-name="P1">F <text:s text:c="10"/>G <text:s text:c="9"/>Am <text:s text:c="2"/></text:p>
      <text:p text:style-name="P1">Baby you're all that I want </text:p>
      <text:p text:style-name="P1"><text:s text:c="12"/>C <text:s text:c="15"/>F</text:p>
      <text:p text:style-name="P1">When you're lying here in my arms</text:p>
      <text:p text:style-name="P1"><text:s text:c="17"/>G <text:s text:c="5"/>Am <text:s text:c="12"/>G</text:p>
      <text:p text:style-name="P1">I'm finding it's hard believe we're in heaven</text:p>
      <text:p text:style-name="P1"><text:s text:c="5"/>F <text:s text:c="6"/>G <text:s text:c="9"/>Am <text:s text:c="6"/></text:p>
      <text:p text:style-name="P1">‘Cos love is all that I need </text:p>
      <text:p text:style-name="P1"><text:s text:c="6"/>C <text:s text:c="21"/>F</text:p>
      <text:p text:style-name="P1">And I found it there in your heart</text:p>
      <text:p text:style-name="P1"><text:s text:c="13"/>G <text:s text:c="6"/>Am <text:s text:c="10"/>G</text:p>
      <text:p text:style-name="P1">It isn't too hard to see we're in heaven</text:p>
      <text:p text:style-name="Heading_20_3">[OUTRO] </text:p>
      <text:p text:style-name="P1">F G Am <text:s text:c="3"/>C F</text:p>
      <text:p text:style-name="P1">F G Am <text:s text:c="3"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1M6S</meta:editing-duration>
    <meta:editing-cycles>50</meta:editing-cycles>
    <meta:generator>LibreOffice/5.2.7.2$Linux_X86_64 LibreOffice_project/20m0$Build-2</meta:generator>
    <dc:title>Lyrics + Chords</dc:title>
    <dc:date>2017-12-23T15:21:12.698705078</dc:date>
    <meta:print-date>2017-04-03T12:23:29.985893000</meta:print-date>
    <meta:document-statistic meta:table-count="0" meta:image-count="0" meta:object-count="0" meta:page-count="3" meta:paragraph-count="87" meta:word-count="374" meta:character-count="2494" meta:non-whitespace-character-count="12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